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1cm" svg:stroke-color="#800080" draw:marker-start="" draw:marker-start-width="0.362cm" draw:marker-start-center="false" draw:marker-end="" draw:marker-end-width="0.362cm" draw:marker-end-center="false" draw:fill="solid" draw:fill-color="#fcebf2" draw:textarea-horizontal-align="justify" draw:textarea-vertical-align="middle" draw:auto-grow-height="false" fo:min-height="3.413cm" fo:min-width="6.164cm" fo:padding-top="0.146cm" fo:padding-bottom="0.146cm" fo:padding-left="0.27cm" fo:padding-right="0.27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1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14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cebf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704cm" svg:height="3.705cm" svg:x="7.333cm" svg:y="13.10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1.284cm" svg:y1="13.107cm" svg:x2="9.068cm" svg:y2="16.812cm">
            <text:p/>
          </draw:line>
          <draw:frame draw:style-name="gr3" draw:text-style-name="P4" draw:layer="layout" svg:width="0.708cm" svg:height="0.63cm" svg:x="8.298cm" svg:y="15.892cm">
            <draw:text-box>
              <text:p text:style-name="P3"><text:span text:style-name="T1">d</text:span></text:p>
            </draw:text-box>
          </draw:frame>
          <draw:frame draw:style-name="gr4" draw:text-style-name="P5" draw:layer="layout" svg:width="0.724cm" svg:height="0.63cm" svg:x="8.182cm" svg:y="14.522cm">
            <draw:text-box>
              <text:p text:style-name="P3"><text:span text:style-name="T2">A</text:span></text:p>
            </draw:text-box>
          </draw:frame>
          <draw:frame draw:style-name="gr4" draw:text-style-name="P5" draw:layer="layout" svg:width="0.724cm" svg:height="0.63cm" svg:x="9.79cm" svg:y="13.95cm">
            <draw:text-box>
              <text:p text:style-name="P3"><text:span text:style-name="T2">B</text:span></text:p>
            </draw:text-box>
          </draw:frame>
          <draw:frame draw:style-name="gr5" draw:text-style-name="P5" draw:layer="layout" svg:width="0.81cm" svg:height="0.63cm" svg:x="10.708cm" svg:y="16.176cm">
            <draw:text-box>
              <text:p text:style-name="P3"><text:span text:style-name="T2">A'</text:span></text:p>
            </draw:text-box>
          </draw:frame>
          <draw:frame draw:style-name="gr6" draw:text-style-name="P5" draw:layer="layout" svg:width="0.814cm" svg:height="0.63cm" svg:x="13.124cm" svg:y="13.74cm">
            <draw:text-box>
              <text:p text:style-name="P3"><text:span text:style-name="T2">C'</text:span></text:p>
            </draw:text-box>
          </draw:frame>
          <draw:frame draw:style-name="gr5" draw:text-style-name="P5" draw:layer="layout" svg:width="0.81cm" svg:height="0.63cm" svg:x="10.424cm" svg:y="14.409cm">
            <draw:text-box>
              <text:p text:style-name="P3"><text:span text:style-name="T2">B'</text:span></text:p>
            </draw:text-box>
          </draw:frame>
          <draw:line draw:style-name="gr7" draw:text-style-name="P2" draw:layer="layout" svg:x1="8.561cm" svg:y1="14.646cm" svg:x2="10.01cm" svg:y2="14.037cm">
            <text:p/>
          </draw:line>
          <draw:line draw:style-name="gr7" draw:text-style-name="P2" draw:layer="layout" svg:x1="10.01cm" svg:y1="14.038cm" svg:x2="9.807cm" svg:y2="13.107cm">
            <text:p/>
          </draw:line>
          <draw:line draw:style-name="gr7" draw:text-style-name="P2" draw:layer="layout" svg:x1="8.561cm" svg:y1="14.646cm" svg:x2="9.041cm" svg:y2="13.107cm">
            <text:p/>
          </draw:line>
          <draw:line draw:style-name="gr7" draw:text-style-name="P2" draw:layer="layout" svg:x1="11.147cm" svg:y1="16.223cm" svg:x2="11.017cm" svg:y2="14.653cm">
            <text:p/>
          </draw:line>
          <draw:line draw:style-name="gr7" draw:text-style-name="P2" draw:layer="layout" svg:x1="11.017cm" svg:y1="14.653cm" svg:x2="13.336cm" svg:y2="14.077cm">
            <text:p/>
          </draw:line>
          <draw:line draw:style-name="gr7" draw:text-style-name="P2" draw:layer="layout" svg:x1="11.147cm" svg:y1="16.223cm" svg:x2="13.336cm" svg:y2="14.0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42:51.428915938</meta:creation-date>
    <dc:date>2018-04-10T13:43:28.871380123</dc:date>
    <meta:editing-duration>PT37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